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f478" officeooo:paragraph-rsid="0012f478"/>
    </style:style>
    <style:style style:name="P2" style:family="paragraph" style:parent-style-name="Standard">
      <style:paragraph-properties fo:text-align="start" style:justify-single-word="false"/>
      <style:text-properties officeooo:rsid="0012f478" officeooo:paragraph-rsid="0012f478"/>
    </style:style>
    <style:style style:name="P3" style:family="paragraph" style:parent-style-name="Standard">
      <style:paragraph-properties fo:text-align="start" style:justify-single-word="false"/>
      <style:text-properties fo:font-weight="bold" officeooo:rsid="0012f478" officeooo:paragraph-rsid="0012f47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69002" officeooo:paragraph-rsid="0016900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69002" officeooo:paragraph-rsid="0012f478"/>
    </style:style>
    <style:style style:name="P6" style:family="paragraph" style:parent-style-name="Standard">
      <style:paragraph-properties fo:text-align="start" style:justify-single-word="false"/>
      <style:text-properties officeooo:rsid="00169002" officeooo:paragraph-rsid="00169002"/>
    </style:style>
    <style:style style:name="P7" style:family="paragraph" style:parent-style-name="Standard">
      <style:paragraph-properties fo:text-align="start" style:justify-single-word="false"/>
      <style:text-properties fo:color="#6600ff" officeooo:rsid="00169002" officeooo:paragraph-rsid="00169002"/>
    </style:style>
    <style:style style:name="P8" style:family="paragraph" style:parent-style-name="Standard">
      <style:paragraph-properties fo:text-align="start" style:justify-single-word="false"/>
      <style:text-properties fo:color="#6600ff" fo:font-weight="bold" officeooo:rsid="00169002" officeooo:paragraph-rsid="00169002" style:font-weight-asian="bold" style:font-weight-complex="bold"/>
    </style:style>
    <style:style style:name="P9" style:family="paragraph" style:parent-style-name="Text_20_body">
      <style:text-properties fo:font-weight="bold"/>
    </style:style>
    <style:style style:name="P10" style:family="paragraph" style:parent-style-name="Text_20_body">
      <style:paragraph-properties fo:margin-top="0cm" fo:margin-bottom="0cm" style:contextual-spacing="false"/>
    </style:style>
    <style:style style:name="P11" style:family="paragraph" style:parent-style-name="Text_20_body">
      <style:paragraph-properties fo:margin-top="0cm" fo:margin-bottom="0cm" style:contextual-spacing="false"/>
      <style:text-properties fo:font-weight="bold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style:line-height-at-least="0.423cm" fo:text-align="start" style:justify-single-word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bold"/>
    </style:style>
    <style:style style:name="P15" style:family="paragraph" style:parent-style-name="Text_20_body">
      <style:paragraph-properties fo:margin-left="0cm" fo:margin-right="0cm" fo:margin-top="0cm" fo:margin-bottom="0cm" style:contextual-spacing="false" style:line-height-at-least="0.423cm" fo:text-align="start" style:justify-single-word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bold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widows="1" fo:text-indent="0cm" style:auto-text-indent="false"/>
      <style:text-properties fo:font-variant="normal" fo:text-transform="none" fo:color="#0000ff" fo:letter-spacing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widows="1" fo:text-indent="0cm" style:auto-text-indent="false"/>
      <style:text-properties fo:font-variant="normal" fo:text-transform="none" fo:color="#0000ff" style:font-name="Times New Roman" fo:font-size="14pt" fo:letter-spacing="normal" fo:font-style="normal" fo:font-weight="normal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widows="1" fo:text-indent="0cm" style:auto-text-indent="false"/>
      <style:text-properties fo:font-variant="normal" fo:text-transform="none" fo:color="#134f5c" style:font-name="Times New Roman" fo:font-size="14pt" fo:letter-spacing="normal" fo:font-style="normal" fo:font-weight="normal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widows="1" fo:text-indent="0cm" style:auto-text-indent="false"/>
      <style:text-properties fo:font-variant="normal" fo:text-transform="none" fo:color="#073763" style:font-name="Times New Roman" fo:font-size="14pt" fo:letter-spacing="normal" fo:font-style="normal" fo:font-weight="normal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widows="1" fo:text-indent="0cm" style:auto-text-indent="false"/>
      <style:text-properties fo:font-variant="normal" fo:text-transform="none" fo:color="#6600ff" style:font-name="Times New Roman" fo:font-size="14pt" fo:letter-spacing="normal" fo:font-style="normal" fo:font-weight="normal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widows="1" fo:text-indent="0cm" style:auto-text-indent="false"/>
      <style:text-properties fo:font-variant="normal" fo:text-transform="none" fo:color="#6600ff" style:font-name="Times New Roman" fo:font-size="14pt" fo:letter-spacing="normal" fo:font-style="normal" fo:font-weight="bold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widows="1" fo:text-indent="0cm" style:auto-text-indent="false"/>
    </style:style>
    <style:style style:name="P23" style:family="paragraph" style:parent-style-name="Heading_20_2">
      <style:paragraph-properties fo:text-align="start" style:justify-single-word="false"/>
      <style:text-properties fo:font-weight="bold" officeooo:rsid="00169002" officeooo:paragraph-rsid="0012f478"/>
    </style:style>
    <style:style style:name="T1" style:family="text">
      <style:text-properties officeooo:rsid="00169002"/>
    </style:style>
    <style:style style:name="T2" style:family="text">
      <style:text-properties fo:color="#6600ff"/>
    </style:style>
    <style:style style:name="T3" style:family="text">
      <style:text-properties fo:color="#6600ff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imes New Roman" fo:font-size="14pt" fo:font-style="normal" fo:font-weight="normal"/>
    </style:style>
    <style:style style:name="T6" style:family="text">
      <style:text-properties fo:color="#0000ff"/>
    </style:style>
    <style:style style:name="T7" style:family="text">
      <style:text-properties fo:color="#0737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h text:style-name="P23" text:outline-level="2">Metasploit Shellcode Analysis</text:h>
      <text:p text:style-name="P11"/>
      <text:p text:style-name="P11"/>
      <text:p text:style-name="P11">Shellcode Analysis 1: x64/xor Metasploit encoder</text:p>
      <text:p text:style-name="P9"/>
      <text:p text:style-name="P12">First we need to take a shellcode and compile it and extract the shellcode. Then the extracted shellcode is being passed to the msfvenom which will help us to encode our shellcode</text:p>
      <text:p text:style-name="P22"/>
      <text:p text:style-name="P22"/>
      <text:p text:style-name="P12">For this excercise i am using execve-stack shellcode</text:p>
      <text:p text:style-name="P22"/>
      <text:p text:style-name="P14">Step 1:</text:p>
      <text:p text:style-name="P22"/>
      <text:p text:style-name="P12">Execve-Stack shellcode</text:p>
      <text:p text:style-name="P22"/>
      <text:p text:style-name="P16">“<text:span text:style-name="T5">\x48\x31\xf6\x48\xf7\xe6\x66\x50\x48\xbb\x2f\x62\x69\x6e\x2f\x2f\x73\x68\x53\x54\x5f\x6a\x3b\x58\x0f\x05”</text:span></text:p>
      <text:p text:style-name="P22"/>
      <text:p text:style-name="P14">Step 2 :</text:p>
      <text:p text:style-name="P22"/>
      <text:p text:style-name="P12">root@Sathish:~# <text:span text:style-name="T6">echo -ne "\x48\x31\xf6\x48\xf7\xe6\x66\x50\x48\xbb\x2f\x62\x69\x6e\x2f\x2f\x73\x68\x53\x54\x5f\x6a\x3b\x58\x0f\x05" | msfvenom -f c -e x64/xor -a x64 --platform linux</text:span></text:p>
      <text:p text:style-name="P18">Attempting to read payload from STDIN...</text:p>
      <text:p text:style-name="P18">Found 1 compatible encoders</text:p>
      <text:p text:style-name="P18">Attempting to encode payload with 1 iterations of x64/xor</text:p>
      <text:p text:style-name="P18">x64/xor succeeded with size 71 (iteration=0)</text:p>
      <text:p text:style-name="P18">x64/xor chosen with final size 71</text:p>
      <text:p text:style-name="P18">Payload size: 71 bytes</text:p>
      <text:p text:style-name="P17">unsigned char buf[] =</text:p>
      <text:p text:style-name="P17">"\x48\x31\xc9\x48\x81\xe9\xfc\xff\xff\xff\x48\x8d\x05\xef\xff"</text:p>
      <text:p text:style-name="P17">"\xff\xff\x48\xbb\x5f\x4a\x5e\x94\x24\xd6\x65\x0a\x48\x31\x58"</text:p>
      <text:p text:style-name="P17">"\x27\x48\x2d\xf8\xff\xff\xff\xe2\xf4\x17\x7b\xa8\xdc\xd3\x30"</text:p>
      <text:p text:style-name="P17">"\x03\x5a\x17\xf1\x71\xf6\x4d\xb8\x4a\x25\x2c\x22\x0d\xc0\x7b"</text:p>
      <text:p text:style-name="P17">"\xbc\x5e\x52\x50\x4f\x5e\x94\x24\xd6\x65\x0a";</text:p>
      <text:p text:style-name="P22"><text:soft-page-break/></text:p>
      <text:p text:style-name="P14">Step 3 :</text:p>
      <text:p text:style-name="P12">Copy the output shellcode for the msfvenom to shellcode.c and compile it</text:p>
      <text:p text:style-name="P12">sathish@Sathish: <text:span text:style-name="T6">gcc -fno-stack-protector -z execstack shellcode.c -o shellc</text:span></text:p>
      <text:p text:style-name="P12">sathish@Sathish:~/Desktop/SLAE-64/Assignment 5$ <text:span text:style-name="T6">./shellc</text:span></text:p>
      <text:p text:style-name="P12">Shellcode Length: 71</text:p>
      <text:p text:style-name="P12">$<text:span text:style-name="T6"> ps</text:span></text:p>
      <text:p text:style-name="P18">PID TTY TIME CMD</text:p>
      <text:p text:style-name="P18">9209 pts/4 00:00:00 bash</text:p>
      <text:p text:style-name="P18">13869 pts/4 00:00:00 sh</text:p>
      <text:p text:style-name="P18">13870 pts/4 00:00:00 ps</text:p>
      <text:p text:style-name="P12">$ <text:span text:style-name="T6">exit</text:span></text:p>
      <text:p text:style-name="P22"/>
      <text:p text:style-name="P22"/>
      <text:p text:style-name="P15">Step 5:</text:p>
      <text:p text:style-name="P12">Loading the code into gdb for debugging and reverse engineering.</text:p>
      <text:p text:style-name="P22"/>
      <text:p text:style-name="P12">sathish@Sathish:~/Desktop/SLAE-64/Assignment 5$ gdb ./shellc -q</text:p>
      <text:p text:style-name="P12">Reading symbols from ./shellc...(no debugging symbols found)...done.</text:p>
      <text:p text:style-name="P12">(gdb) set disassembly-flavor intel</text:p>
      <text:p text:style-name="P22"/>
      <text:p text:style-name="P14">Step 6:</text:p>
      <text:p text:style-name="P12">Setting the break point at a point where our shellcode begins</text:p>
      <text:p text:style-name="P12">(gdb) <text:span text:style-name="T6">break *&amp;code</text:span></text:p>
      <text:p text:style-name="P12">Breakpoint 1 at 0x601060</text:p>
      <text:p text:style-name="P12">(gdb) <text:span text:style-name="T6">run</text:span></text:p>
      <text:p text:style-name="P12">Starting program: /home/sathish/Desktop/SLAE-64/Assignment 5/shellc</text:p>
      <text:p text:style-name="P12">Shellcode Length: 71</text:p>
      <text:p text:style-name="P12">Breakpoint 1, 0x0000000000601060 in code ()</text:p>
      <text:p text:style-name="P12">(gdb)<text:span text:style-name="T6"> disassemble</text:span></text:p>
      <text:p text:style-name="P19">Dump of assembler code for function code:</text:p>
      <text:p text:style-name="P12"><text:span text:style-name="T7">=&gt; 0x0000000000601060 &lt;+0&gt;: xor rcx,rcx </text:span>; xoring rcx with rcx to null it</text:p>
      <text:p text:style-name="P12"><text:span text:style-name="T7">0x0000000000601063 &lt;+3&gt;: sub rcx,0xfffffffffffffffc </text:span>; sub rcx</text:p>
      <text:p text:style-name="P12"><text:span text:style-name="T7">0x000000000060106a &lt;+10&gt;: lea rax,[rip+0xffffffffffffffef] # 0x601060 &lt;code&gt; </text:span>; Realtive addressing to load into rax register </text:p>
      <text:p text:style-name="P12"><text:span text:style-name="T7">0x0000000000601071 &lt;+17&gt;: movabs rbx,0xa65d624945e4a5f </text:span>; 0xa65d624945e4a5f is moved into rbx register</text:p>
      <text:p text:style-name="P12"><text:span text:style-name="T7">0x000000000060107b &lt;+27&gt;: xor QWORD PTR [rax+0x27],rbx </text:span>;then 8 bytes is <text:soft-page-break/>xored with [rax+0x27] </text:p>
      <text:p text:style-name="P19">0x000000000060107f &lt;+31&gt;: sub rax,0xfffffffffffffff8</text:p>
      <text:p text:style-name="P12"><text:span text:style-name="T7">0x0000000000601085 &lt;+37&gt;: loop 0x60107b &lt;code+27&gt; </text:span>; loop is continued until the rcx is 0</text:p>
      <text:p text:style-name="P19">0x0000000000601087 &lt;+39&gt;: (bad)</text:p>
      <text:p text:style-name="P19">0x0000000000601088 &lt;+40&gt;: jnp 0x601032 &lt;__gmon_start__@got.plt+2&gt;</text:p>
      <text:p text:style-name="P19">0x000000000060108a &lt;+42&gt;: (bad)</text:p>
      <text:p text:style-name="P19">0x000000000060108c &lt;+44&gt;: xor BYTE PTR [rbx],al</text:p>
      <text:p text:style-name="P19">0x000000000060108e &lt;+46&gt;: pop rdx</text:p>
      <text:p text:style-name="P19">0x000000000060108f &lt;+47&gt;: (bad)</text:p>
      <text:p text:style-name="P19">0x0000000000601090 &lt;+48&gt;: icebp</text:p>
      <text:p text:style-name="P19">0x0000000000601091 &lt;+49&gt;: jno 0x601089 &lt;code+41&gt;</text:p>
      <text:p text:style-name="P19">0x0000000000601093 &lt;+51&gt;: rex.WRB movabs r8,0xbc7bc00d222c254a</text:p>
      <text:p text:style-name="P19">0x000000000060109d &lt;+61&gt;: pop rsi</text:p>
      <text:p text:style-name="P19">0x000000000060109e &lt;+62&gt;: push rdx</text:p>
      <text:p text:style-name="P19">0x000000000060109f &lt;+63&gt;: push rax</text:p>
      <text:p text:style-name="P19">0x00000000006010a0 &lt;+64&gt;: rex.WRXB pop r14</text:p>
      <text:p text:style-name="P19">0x00000000006010a2 &lt;+66&gt;: xchg esp,eax</text:p>
      <text:p text:style-name="P19">---Type &lt;return&gt; to continue, or q &lt;return&gt; to quit---</text:p>
      <text:p text:style-name="P19">0x00000000006010a3 &lt;+67&gt;: and al,0xd6</text:p>
      <text:p text:style-name="P19">0x00000000006010a5 &lt;+69&gt;: or al,BYTE PTR gs:[rax]</text:p>
      <text:p text:style-name="P12"><text:span text:style-name="T7">End of assembler dump</text:span>.</text:p>
      <text:p text:style-name="P12">(gdb)<text:span text:style-name="T6"> stepi</text:span></text:p>
      <text:p text:style-name="P13">0x0000000000601085 in code ()</text:p>
      <text:p text:style-name="P12">(gdb)</text:p>
      <text:p text:style-name="P12">0x000000000060107b in code ()</text:p>
      <text:p text:style-name="P12">(gdb)</text:p>
      <text:p text:style-name="P12">0x000000000060107f in code ()</text:p>
      <text:p text:style-name="P12">(gdb)</text:p>
      <text:p text:style-name="P12">0x0000000000601085 in code ()</text:p>
      <text:p text:style-name="P12">(gdb) <text:span text:style-name="T6">info registers</text:span></text:p>
      <text:p text:style-name="P17">rax 0x601080 6295680</text:p>
      <text:p text:style-name="P12"><text:span text:style-name="T6">rbx </text:span>0xa65d624945e4a5f<text:span text:style-name="T6"> 749240365623429727</text:span></text:p>
      <text:p text:style-name="P17">rcx 0x1 1</text:p>
      <text:p text:style-name="P17">rdx 0x601060 6295648</text:p>
      <text:p text:style-name="P17">rsi 0x7fffffffdf28 140737488346920</text:p>
      <text:p text:style-name="P17">rdi 0x1 1</text:p>
      <text:p text:style-name="P17">rbp 0x7fffffffde40 0x7fffffffde40</text:p>
      <text:p text:style-name="P17"><text:soft-page-break/>rsp 0x7fffffffde38 0x7fffffffde38</text:p>
      <text:p text:style-name="P17">r8 0x7ffff7dd4e80 140737351863936</text:p>
      <text:p text:style-name="P17">r9 0x7ffff7dea560 140737351951712</text:p>
      <text:p text:style-name="P17">r10 0x7fffffffdcd0 140737488346320</text:p>
      <text:p text:style-name="P17">r11 0x7ffff7a36dd0 140737348070864</text:p>
      <text:p text:style-name="P17">r12 0x400400 4195328</text:p>
      <text:p text:style-name="P17">r13 0x7fffffffdf20 140737488346912</text:p>
      <text:p text:style-name="P17">r14 0x0 0</text:p>
      <text:p text:style-name="P12">(gdb)</text:p>
      <text:p text:style-name="P22"/>
      <text:p text:style-name="P12">While the loop is going on you can see the shellcode getting decode</text:p>
      <text:p text:style-name="P22"/>
      <text:p text:style-name="P12">0x0000000000601071 &lt;+17&gt;: movabs rbx,0xa65d624945e4a5f</text:p>
      <text:p text:style-name="P12">=&gt; 0x000000000060107b &lt;+27&gt;: xor QWORD PTR [rax+0x27],rbx</text:p>
      <text:p text:style-name="P12">0x000000000060107f &lt;+31&gt;: sub rax,0xfffffffffffffff8</text:p>
      <text:p text:style-name="P12">0x0000000000601085 &lt;+37&gt;: loop 0x60107b &lt;code+27&gt;</text:p>
      <text:p text:style-name="P12">0x0000000000601087 &lt;+39&gt;: <text:span text:style-name="T2">xor rsi,rsi</text:span></text:p>
      <text:p text:style-name="P20">0x000000000060108a &lt;+42&gt;: mul rsi</text:p>
      <text:p text:style-name="P20">0x000000000060108d &lt;+45&gt;: push ax</text:p>
      <text:p text:style-name="P20">0x000000000060108f &lt;+47&gt;: movabs rbx,0x68732f2f6e69622f</text:p>
      <text:p text:style-name="P20">0x0000000000601099 &lt;+57&gt;: push rbx</text:p>
      <text:p text:style-name="P20">0x000000000060109a &lt;+58&gt;: push rsp</text:p>
      <text:p text:style-name="P20">0x000000000060109b &lt;+59&gt;: pop rdi</text:p>
      <text:p text:style-name="P20">0x000000000060109c &lt;+60&gt;: push 0x3b</text:p>
      <text:p text:style-name="P20">0x000000000060109e &lt;+62&gt;: pop rax</text:p>
      <text:p text:style-name="P20">0x000000000060109f &lt;+63&gt;: push rax</text:p>
      <text:p text:style-name="P12">0x00000000006010a0 &lt;+64&gt;: rex.WRXB pop r14</text:p>
      <text:p text:style-name="P12">0x00000000006010a2 &lt;+66&gt;: xchg esp,eax</text:p>
      <text:p text:style-name="P12">0x00000000006010a3 &lt;+67&gt;: and al,0xd6</text:p>
      <text:p text:style-name="P22"/>
      <text:p text:style-name="P12">(gdb) disassemble</text:p>
      <text:p text:style-name="P12">Dump of assembler code for function code:</text:p>
      <text:p text:style-name="P12">0x0000000000601060 &lt;+0&gt;: xor rcx,rcx</text:p>
      <text:p text:style-name="P12">0x0000000000601063 &lt;+3&gt;: sub rcx,0xfffffffffffffffc</text:p>
      <text:p text:style-name="P12">0x000000000060106a &lt;+10&gt;: lea rax,[rip+0xffffffffffffffef] # 0x601060 &lt;code&gt;</text:p>
      <text:p text:style-name="P12">0x0000000000601071 &lt;+17&gt;: movabs rbx,0xa65d624945e4a5f</text:p>
      <text:p text:style-name="P12">0x000000000060107b &lt;+27&gt;: xor QWORD PTR [rax+0x27],rbx</text:p>
      <text:p text:style-name="P12">0x000000000060107f &lt;+31&gt;: sub rax,0xfffffffffffffff8</text:p>
      <text:p text:style-name="P12"><text:soft-page-break/>0x0000000000601085 &lt;+37&gt;: loop 0x60107b &lt;code+27&gt;</text:p>
      <text:p text:style-name="P14">Decoded shellcode is running</text:p>
      <text:p text:style-name="P21">0x0000000000601087 &lt;+39&gt;: xor rsi,rsi</text:p>
      <text:p text:style-name="P21">0x000000000060108a &lt;+42&gt;: mul rsi</text:p>
      <text:p text:style-name="P21">0x000000000060108d &lt;+45&gt;: push ax</text:p>
      <text:p text:style-name="P21">=&gt; 0x000000000060108f &lt;+47&gt;: movabs rbx,0x68732f2f6e69622f</text:p>
      <text:p text:style-name="P21">0x0000000000601099 &lt;+57&gt;: push rbx</text:p>
      <text:p text:style-name="P21">0x000000000060109a &lt;+58&gt;: push rsp</text:p>
      <text:p text:style-name="P21">0x000000000060109b &lt;+59&gt;: pop rdi</text:p>
      <text:p text:style-name="P21">0x000000000060109c &lt;+60&gt;: push 0x3b</text:p>
      <text:p text:style-name="P21">0x000000000060109e &lt;+62&gt;: pop rax</text:p>
      <text:p text:style-name="P21">0x000000000060109f &lt;+63&gt;: syscall</text:p>
      <text:p text:style-name="P12">0x00000000006010a1 &lt;+65&gt;: add BYTE PTR [rax],al</text:p>
      <text:p text:style-name="P12">0x00000000006010a3 &lt;+67&gt;: add BYTE PTR [rax],al</text:p>
      <text:p text:style-name="P12">0x00000000006010a5 &lt;+69&gt;: add BYTE PTR [rax],al</text:p>
      <text:p text:style-name="P12">0x00000000006010a7 &lt;+71&gt;: add BYTE PTR [rax],al</text:p>
      <text:p text:style-name="P12">---Type &lt;return&gt; to continue, or q &lt;return&gt; to quit---</text:p>
      <text:p text:style-name="P12">End of assembler dump.</text:p>
      <text:p text:style-name="P12">(gdb)</text:p>
      <text:p text:style-name="P22"/>
      <text:p text:style-name="P14">Now the syscall is made and the execve-shell is running</text:p>
      <text:p text:style-name="P12">0x000000000060109f in code ()</text:p>
      <text:p text:style-name="P12">(gdb)</text:p>
      <text:p text:style-name="P12">process 15180 is executing new program: /bin/dash</text:p>
      <text:p text:style-name="P12">Error in re-setting breakpoint 1: No symbol table is loaded. Use the "file" command.</text:p>
      <text:p text:style-name="P12">Error in re-setting breakpoint 1: No symbol "code" in current context.</text:p>
      <text:p text:style-name="P12">Error in re-setting breakpoint 1: No symbol "code" in current context.</text:p>
      <text:p text:style-name="P12">Error in re-setting breakpoint 1: No symbol "code" in current context.</text:p>
      <text:p text:style-name="P12">$</text:p>
      <text:p text:style-name="P12">$ ps</text:p>
      <text:p text:style-name="P12">PID TTY TIME CMD</text:p>
      <text:p text:style-name="P12">14742 pts/4 00:00:00 bash</text:p>
      <text:p text:style-name="P12">15178 pts/4 00:00:00 gdb</text:p>
      <text:p text:style-name="P12">15180 pts/4 00:00:00 sh</text:p>
      <text:p text:style-name="P12">15212 pts/4 00:00:00 ps</text:p>
      <text:p text:style-name="P12">$ ls</text:p>
      <text:p text:style-name="P12">Reverse tcp.c shell shellc shellcode.c xor encoder analysis.odt</text:p>
      <text:p text:style-name="P12">$ exit</text:p>
      <text:p text:style-name="P12"><text:soft-page-break/>[Inferior 1 (process 15180) exited normally]</text:p>
      <text:p text:style-name="P12">(gdb)  </text:p>
      <text:p text:style-name="P22"/>
      <text:p text:style-name="P22"/>
      <text:p text:style-name="P22"/>
      <text:p text:style-name="P22"/>
      <text:p text:style-name="P10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5:50:36.476694409</meta:creation-date>
    <dc:date>2016-01-26T17:48:13.082698596</dc:date>
    <meta:editing-duration>PT1H40M25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6" meta:paragraph-count="162" meta:word-count="789" meta:character-count="6439" meta:non-whitespace-character-count="5811"/>
  </office:meta>
</office:document-meta>
</file>